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0521in" table:align="left"/>
    </style:style>
    <style:style style:name="Table1.A" style:family="table-column">
      <style:table-column-properties style:column-width="1.6056in"/>
    </style:style>
    <style:style style:name="Table1.B" style:family="table-column">
      <style:table-column-properties style:column-width="2.446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1438in" table:align="left"/>
    </style:style>
    <style:style style:name="Table2.A" style:family="table-column">
      <style:table-column-properties style:column-width="1.1021in"/>
    </style:style>
    <style:style style:name="Table2.B" style:family="table-column">
      <style:table-column-properties style:column-width="1.0417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Preformatted_20_Text">
      <style:paragraph-properties style:writing-mode="lr-tb"/>
    </style:style>
    <style:style style:name="P10" style:family="paragraph" style:parent-style-name="Preformatted_20_Text">
      <style:paragraph-properties fo:margin-top="0in" fo:margin-bottom="0.1965in" style:writing-mode="lr-t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de a detailed approach and python code for performing this </text:p>
      <text:p text:style-name="Text_20_body">Below is a <text:span text:style-name="Strong_20_Emphasis">complete, production-grade but still readable</text:span> guide for <text:span text:style-name="Strong_20_Emphasis">adapter-based knowledge injection using LoRA</text:span>, specifically for <text:span text:style-name="Strong_20_Emphasis">factual, task-agnostic pretraining</text:span>.</text:p>
      <text:p text:style-name="Text_20_body">This is the <text:span text:style-name="Strong_20_Emphasis">best-balance approach</text:span> you asked about:<text:line-break/>✔ facts go into adapters<text:line-break/>✔ base model stays untouched<text:line-break/>✔ reversible, cheap, safe</text:p>
      <text:p text:style-name="Text_20_body">I’ll cover:</text:p>
      <text:list xml:id="list294111206281561379" text:style-name="L1">
        <text:list-item>
          <text:p text:style-name="P2"><text:span text:style-name="Strong_20_Emphasis">Conceptual architecture</text:span></text:p>
        </text:list-item>
        <text:list-item>
          <text:p text:style-name="P2"><text:span text:style-name="Strong_20_Emphasis">Data requirements (facts-focused)</text:span></text:p>
        </text:list-item>
        <text:list-item>
          <text:p text:style-name="P2"><text:span text:style-name="Strong_20_Emphasis">Training strategy (what exactly is learned)</text:span></text:p>
        </text:list-item>
        <text:list-item>
          <text:p text:style-name="P2"><text:span text:style-name="Strong_20_Emphasis">Full Python code (LoRA + CLM)</text:span></text:p>
        </text:list-item>
        <text:list-item>
          <text:p text:style-name="P2"><text:span text:style-name="Strong_20_Emphasis">How to verify factual absorption</text:span></text:p>
        </text:list-item>
        <text:list-item>
          <text:p text:style-name="P2"><text:span text:style-name="Strong_20_Emphasis">Common failure modes</text:span></text:p>
        </text:list-item>
      </text:list>
      <text:p text:style-name="Horizontal_20_Line"/>
      <text:h text:style-name="Heading_20_1" text:outline-level="1">1️⃣ What you are actually doing (clear mental model)</text:h>
      <text:p text:style-name="Text_20_body">You are <text:span text:style-name="Strong_20_Emphasis">not fine-tuning</text:span> the model.</text:p>
      <text:p text:style-name="Text_20_body">You are:</text:p>
      <text:p text:style-name="Quotations">Continuing <text:span text:style-name="Strong_20_Emphasis">language-model pretraining</text:span>,<text:line-break/>but <text:span text:style-name="Strong_20_Emphasis">only updating a small set of adapter weights (LoRA)</text:span>.</text:p>
      <text:p text:style-name="Text_20_body">So the result is:</text:p>
      <text:p text:style-name="P9"><text:span text:style-name="Source_20_Text">Base LLM (frozen)</text:span></text:p>
      <text:p text:style-name="P9"><text:span text:style-name="Source_20_Text"><text:s text:c="3"/>+</text:span></text:p>
      <text:p text:style-name="P10"><text:span text:style-name="Source_20_Text">Fact Adapter (LoRA)</text:span></text:p>
      <text:p text:style-name="Text_20_body">Facts live <text:span text:style-name="Strong_20_Emphasis">in the adapter</text:span>, not the base model.</text:p>
      <text:p text:style-name="Horizontal_20_Line"/>
      <text:h text:style-name="Heading_20_2" text:outline-level="2">Why this is ideal for fac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oblem</text:p>
            </table:table-cell>
            <table:table-cell table:style-name="Table1.A1" office:value-type="string">
              <text:p text:style-name="Table_20_Heading">LoRA solves it</text:p>
            </table:table-cell>
          </table:table-row>
        </table:table-header-rows>
        <table:table-row>
          <table:table-cell table:style-name="Table1.A1" office:value-type="string">
            <text:p text:style-name="Table_20_Contents">Facts may change</text:p>
          </table:table-cell>
          <table:table-cell table:style-name="Table1.A1" office:value-type="string">
            <text:p text:style-name="Table_20_Contents">Adapter can be swapped</text:p>
          </table:table-cell>
        </table:table-row>
        <table:table-row>
          <table:table-cell table:style-name="Table1.A1" office:value-type="string">
            <text:p text:style-name="Table_20_Contents">Catastrophic forgetting</text:p>
          </table:table-cell>
          <table:table-cell table:style-name="Table1.A1" office:value-type="string">
            <text:p text:style-name="Table_20_Contents">Base model frozen</text:p>
          </table:table-cell>
        </table:table-row>
        <table:table-row>
          <table:table-cell table:style-name="Table1.A1" office:value-type="string">
            <text:p text:style-name="Table_20_Contents">Cost</text:p>
          </table:table-cell>
          <table:table-cell table:style-name="Table1.A1" office:value-type="string">
            <text:p text:style-name="Table_20_Contents">100× cheaper</text:p>
          </table:table-cell>
        </table:table-row>
        <table:table-row>
          <table:table-cell table:style-name="Table1.A1" office:value-type="string">
            <text:p text:style-name="Table_20_Contents">Auditability</text:p>
          </table:table-cell>
          <table:table-cell table:style-name="Table1.A1" office:value-type="string">
            <text:p text:style-name="Table_20_Contents">Adapter = explicit knowledge layer</text:p>
          </table:table-cell>
        </table:table-row>
      </table:table>
      <text:p text:style-name="Horizontal_20_Line"/>
      <text:h text:style-name="Heading_20_1" text:outline-level="1"><text:soft-page-break/>2️⃣ Data requirements (facts-only, taskless)</text:h>
      <text:h text:style-name="Heading_20_3" text:outline-level="3">Correct data shape (recap)</text:h>
      <text:p text:style-name="P9"><text:span text:style-name="Source_20_Text">{</text:span></text:p>
      <text:p text:style-name="P9"><text:span text:style-name="Source_20_Text"><text:s text:c="2"/>"id": "fact_00421",</text:span></text:p>
      <text:p text:style-name="P9"><text:span text:style-name="Source_20_Text"><text:s text:c="2"/>"source": "authoritative_reference",</text:span></text:p>
      <text:p text:style-name="P9"><text:span text:style-name="Source_20_Text"><text:s text:c="2"/>"text": "Under UK mortgage regulations, lenders must assess affordability based on income, committed expenditure, and foreseeable changes to interest rates."</text:span></text:p>
      <text:p text:style-name="P10"><text:span text:style-name="Source_20_Text">}</text:span></text:p>
      <text:p text:style-name="Text_20_body"><text:span text:style-name="Strong_20_Emphasis">Rules</text:span></text:p>
      <text:list xml:id="list4491137680637629114" text:style-name="L2">
        <text:list-item>
          <text:p text:style-name="P3">Declarative</text:p>
        </text:list-item>
        <text:list-item>
          <text:p text:style-name="P3">Stable facts only</text:p>
        </text:list-item>
        <text:list-item>
          <text:p text:style-name="P3">Repeated across sources</text:p>
        </text:list-item>
        <text:list-item>
          <text:p text:style-name="P3">No questions, no instructions</text:p>
        </text:list-item>
      </text:list>
      <text:p text:style-name="Horizontal_20_Line"/>
      <text:h text:style-name="Heading_20_1" text:outline-level="1">3️⃣ Training strategy (important)</text:h>
      <text:h text:style-name="Heading_20_3" text:outline-level="3">Objective</text:h>
      <text:p text:style-name="Text_20_body"><text:span text:style-name="Strong_20_Emphasis">Causal Language Modeling (next-token prediction)</text:span></text:p>
      <text:p text:style-name="P10"><text:span text:style-name="Source_20_Text">P(token_t | token_1 … token_t-1)</text:span></text:p>
      <text:h text:style-name="Heading_20_3" text:outline-level="3">What LoRA actually learns</text:h>
      <text:list xml:id="list3331538852787073104" text:style-name="L3">
        <text:list-item>
          <text:p text:style-name="P4">Bias shifts in attention &amp; MLP layers</text:p>
        </text:list-item>
        <text:list-item>
          <text:p text:style-name="P4">Reinforcement of factual token sequences</text:p>
        </text:list-item>
        <text:list-item>
          <text:p text:style-name="P4">Conceptual associations (not rote Q&amp;A)</text:p>
        </text:list-item>
      </text:list>
      <text:p text:style-name="Horizontal_20_Line"/>
      <text:h text:style-name="Heading_20_3" text:outline-level="3">Recommended hyperparameters (facts-safe)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arameter</text:p>
            </table:table-cell>
            <table:table-cell table:style-name="Table2.A1" office:value-type="string">
              <text:p text:style-name="Table_20_Heading">Value</text:p>
            </table:table-cell>
          </table:table-row>
        </table:table-header-rows>
        <table:table-row>
          <table:table-cell table:style-name="Table2.A1" office:value-type="string">
            <text:p text:style-name="Table_20_Contents">LoRA rank (r)</text:p>
          </table:table-cell>
          <table:table-cell table:style-name="Table2.A1" office:value-type="string">
            <text:p text:style-name="Table_20_Contents">8–16</text:p>
          </table:table-cell>
        </table:table-row>
        <table:table-row>
          <table:table-cell table:style-name="Table2.A1" office:value-type="string">
            <text:p text:style-name="Table_20_Contents">LoRA alpha</text:p>
          </table:table-cell>
          <table:table-cell table:style-name="Table2.A1" office:value-type="string">
            <text:p text:style-name="Table_20_Contents">16–32</text:p>
          </table:table-cell>
        </table:table-row>
        <table:table-row>
          <table:table-cell table:style-name="Table2.A1" office:value-type="string">
            <text:p text:style-name="Table_20_Contents">Target modules</text:p>
          </table:table-cell>
          <table:table-cell table:style-name="Table2.A1" office:value-type="string">
            <text:p text:style-name="Table_20_Contents">q_proj, v_proj</text:p>
          </table:table-cell>
        </table:table-row>
        <table:table-row>
          <table:table-cell table:style-name="Table2.A1" office:value-type="string">
            <text:p text:style-name="Table_20_Contents">Learning rate</text:p>
          </table:table-cell>
          <table:table-cell table:style-name="Table2.A1" office:value-type="string">
            <text:p text:style-name="Table_20_Contents">1e-5</text:p>
          </table:table-cell>
        </table:table-row>
        <table:table-row>
          <table:table-cell table:style-name="Table2.A1" office:value-type="string">
            <text:p text:style-name="Table_20_Contents">Epochs</text:p>
          </table:table-cell>
          <table:table-cell table:style-name="Table2.A1" office:value-type="string">
            <text:p text:style-name="Table_20_Contents">1–2</text:p>
          </table:table-cell>
        </table:table-row>
        <table:table-row>
          <table:table-cell table:style-name="Table2.A1" office:value-type="string">
            <text:p text:style-name="Table_20_Contents">Max length</text:p>
          </table:table-cell>
          <table:table-cell table:style-name="Table2.A1" office:value-type="string">
            <text:p text:style-name="Table_20_Contents">1024–2048</text:p>
          </table:table-cell>
        </table:table-row>
      </table:table>
      <text:p text:style-name="Horizontal_20_Line"/>
      <text:h text:style-name="Heading_20_1" text:outline-level="1"><text:soft-page-break/>4️⃣ Full Python code (LoRA factual pretraining)</text:h>
      <text:p text:style-name="Text_20_body">This is <text:span text:style-name="Strong_20_Emphasis">real code you can run</text:span>.</text:p>
      <text:p text:style-name="Horizontal_20_Line"/>
      <text:h text:style-name="Heading_20_2" text:outline-level="2">? Install dependencies</text:h>
      <text:p text:style-name="P10"><text:span text:style-name="Source_20_Text">pip install torch transformers datasets peft accelerate</text:span></text:p>
      <text:p text:style-name="Horizontal_20_Line"/>
      <text:h text:style-name="Heading_20_2" text:outline-level="2">? LoRA-based continued pretraining script</text:h>
      <text:p text:style-name="P9"><text:span text:style-name="Source_20_Text">import torch</text:span></text:p>
      <text:p text:style-name="P9"><text:span text:style-name="Source_20_Text">from datasets import load_dataset</text:span></text:p>
      <text:p text:style-name="P9"><text:span text:style-name="Source_20_Text">from transformers import (</text:span></text:p>
      <text:p text:style-name="P9"><text:span text:style-name="Source_20_Text"><text:s text:c="4"/>AutoTokenizer,</text:span></text:p>
      <text:p text:style-name="P9"><text:span text:style-name="Source_20_Text"><text:s text:c="4"/>AutoModelForCausalLM,</text:span></text:p>
      <text:p text:style-name="P9"><text:span text:style-name="Source_20_Text"><text:s text:c="4"/>TrainingArguments,</text:span></text:p>
      <text:p text:style-name="P9"><text:span text:style-name="Source_20_Text"><text:s text:c="4"/>Trainer,</text:span></text:p>
      <text:p text:style-name="P9"><text:span text:style-name="Source_20_Text"><text:s text:c="4"/>DataCollatorForLanguageModeling</text:span></text:p>
      <text:p text:style-name="P9"><text:span text:style-name="Source_20_Text">)</text:span></text:p>
      <text:p text:style-name="P9"><text:span text:style-name="Source_20_Text">from peft import LoraConfig, get_peft_model</text:span></text:p>
      <text:p text:style-name="P9"/>
      <text:p text:style-name="P9"><text:span text:style-name="Source_20_Text"># -----------------------------</text:span></text:p>
      <text:p text:style-name="P9"><text:span text:style-name="Source_20_Text"># Configuration</text:span></text:p>
      <text:p text:style-name="P9"><text:span text:style-name="Source_20_Text"># -----------------------------</text:span></text:p>
      <text:p text:style-name="P9"><text:span text:style-name="Source_20_Text">BASE_MODEL = "google/gemma-2b" <text:s text:c="4"/># example</text:span></text:p>
      <text:p text:style-name="P9"><text:span text:style-name="Source_20_Text">DATA_PATH = "facts_corpus.jsonl"</text:span></text:p>
      <text:p text:style-name="P9"><text:span text:style-name="Source_20_Text">OUTPUT_DIR = "fact_adapter_lora"</text:span></text:p>
      <text:p text:style-name="P9"/>
      <text:p text:style-name="P9"><text:span text:style-name="Source_20_Text">MAX_LENGTH = 1024</text:span></text:p>
      <text:p text:style-name="P9"><text:span text:style-name="Source_20_Text">BATCH_SIZE = 2</text:span></text:p>
      <text:p text:style-name="P9"><text:span text:style-name="Source_20_Text">LR = 1e-5</text:span></text:p>
      <text:p text:style-name="P9"><text:span text:style-name="Source_20_Text">EPOCHS = 2</text:span></text:p>
      <text:p text:style-name="P9"/>
      <text:p text:style-name="P9"><text:span text:style-name="Source_20_Text"># -----------------------------</text:span></text:p>
      <text:p text:style-name="P9"><text:span text:style-name="Source_20_Text"># Load tokenizer</text:span></text:p>
      <text:p text:style-name="P9"><text:span text:style-name="Source_20_Text"># -----------------------------</text:span></text:p>
      <text:p text:style-name="P9"><text:span text:style-name="Source_20_Text">tokenizer = AutoTokenizer.from_pretrained(BASE_MODEL)</text:span></text:p>
      <text:p text:style-name="P9"><text:span text:style-name="Source_20_Text">tokenizer.pad_token = tokenizer.eos_token</text:span></text:p>
      <text:p text:style-name="P9"/>
      <text:p text:style-name="P9"><text:span text:style-name="Source_20_Text"># -----------------------------</text:span></text:p>
      <text:p text:style-name="P9"><text:span text:style-name="Source_20_Text"># Load base model (FROZEN)</text:span></text:p>
      <text:p text:style-name="P9"><text:span text:style-name="Source_20_Text"># -----------------------------</text:span></text:p>
      <text:p text:style-name="P9"><text:span text:style-name="Source_20_Text">model = AutoModelForCausalLM.from_pretrained(</text:span></text:p>
      <text:p text:style-name="P9"><text:span text:style-name="Source_20_Text"><text:s text:c="4"/>BASE_MODEL,</text:span></text:p>
      <text:p text:style-name="P9"><text:span text:style-name="Source_20_Text"><text:s text:c="4"/>torch_dtype=torch.float16,</text:span></text:p>
      <text:p text:style-name="P9"><text:span text:style-name="Source_20_Text"><text:s text:c="4"/>device_map="auto"</text:span></text:p>
      <text:p text:style-name="P9"><text:span text:style-name="Source_20_Text">)</text:span></text:p>
      <text:p text:style-name="P9"/>
      <text:p text:style-name="P9"><text:span text:style-name="Source_20_Text"># -----------------------------</text:span></text:p>
      <text:p text:style-name="P9"><text:span text:style-name="Source_20_Text"># LoRA configuration</text:span></text:p>
      <text:p text:style-name="P9"><text:span text:style-name="Source_20_Text"># -----------------------------</text:span></text:p>
      <text:p text:style-name="P9"><text:span text:style-name="Source_20_Text">lora_config = LoraConfig(</text:span></text:p>
      <text:p text:style-name="P9"><text:soft-page-break/><text:span text:style-name="Source_20_Text"><text:s text:c="4"/>r=8,</text:span></text:p>
      <text:p text:style-name="P9"><text:span text:style-name="Source_20_Text"><text:s text:c="4"/>lora_alpha=16,</text:span></text:p>
      <text:p text:style-name="P9"><text:span text:style-name="Source_20_Text"><text:s text:c="4"/>target_modules=["q_proj", "v_proj"],</text:span></text:p>
      <text:p text:style-name="P9"><text:span text:style-name="Source_20_Text"><text:s text:c="4"/>lora_dropout=0.05,</text:span></text:p>
      <text:p text:style-name="P9"><text:span text:style-name="Source_20_Text"><text:s text:c="4"/>bias="none",</text:span></text:p>
      <text:p text:style-name="P9"><text:span text:style-name="Source_20_Text"><text:s text:c="4"/>task_type="CAUSAL_LM"</text:span></text:p>
      <text:p text:style-name="P9"><text:span text:style-name="Source_20_Text">)</text:span></text:p>
      <text:p text:style-name="P9"/>
      <text:p text:style-name="P9"><text:span text:style-name="Source_20_Text">model = get_peft_model(model, lora_config)</text:span></text:p>
      <text:p text:style-name="P9"><text:span text:style-name="Source_20_Text">model.print_trainable_parameters() <text:s/># sanity check</text:span></text:p>
      <text:p text:style-name="P9"/>
      <text:p text:style-name="P9"><text:span text:style-name="Source_20_Text"># -----------------------------</text:span></text:p>
      <text:p text:style-name="P9"><text:span text:style-name="Source_20_Text"># Load dataset</text:span></text:p>
      <text:p text:style-name="P9"><text:span text:style-name="Source_20_Text"># -----------------------------</text:span></text:p>
      <text:p text:style-name="P9"><text:span text:style-name="Source_20_Text">dataset = load_dataset("json", data_files=DATA_PATH, split="train")</text:span></text:p>
      <text:p text:style-name="P9"/>
      <text:p text:style-name="P9"><text:span text:style-name="Source_20_Text">def tokenize(batch):</text:span></text:p>
      <text:p text:style-name="P9"><text:span text:style-name="Source_20_Text"><text:s text:c="4"/>return tokenizer(</text:span></text:p>
      <text:p text:style-name="P9"><text:span text:style-name="Source_20_Text"><text:s text:c="8"/>batch["text"],</text:span></text:p>
      <text:p text:style-name="P9"><text:span text:style-name="Source_20_Text"><text:s text:c="8"/>truncation=True,</text:span></text:p>
      <text:p text:style-name="P9"><text:span text:style-name="Source_20_Text"><text:s text:c="8"/>max_length=MAX_LENGTH,</text:span></text:p>
      <text:p text:style-name="P9"><text:span text:style-name="Source_20_Text"><text:s text:c="8"/>padding="max_length"</text:span></text:p>
      <text:p text:style-name="P9"><text:span text:style-name="Source_20_Text"><text:s text:c="4"/>)</text:span></text:p>
      <text:p text:style-name="P9"/>
      <text:p text:style-name="P9"><text:span text:style-name="Source_20_Text">dataset = dataset.map(</text:span></text:p>
      <text:p text:style-name="P9"><text:span text:style-name="Source_20_Text"><text:s text:c="4"/>tokenize,</text:span></text:p>
      <text:p text:style-name="P9"><text:span text:style-name="Source_20_Text"><text:s text:c="4"/>batched=True,</text:span></text:p>
      <text:p text:style-name="P9"><text:span text:style-name="Source_20_Text"><text:s text:c="4"/>remove_columns=dataset.column_names</text:span></text:p>
      <text:p text:style-name="P9"><text:span text:style-name="Source_20_Text">)</text:span></text:p>
      <text:p text:style-name="P9"/>
      <text:p text:style-name="P9"><text:span text:style-name="Source_20_Text"># -----------------------------</text:span></text:p>
      <text:p text:style-name="P9"><text:span text:style-name="Source_20_Text"># Data collator (CLM)</text:span></text:p>
      <text:p text:style-name="P9"><text:span text:style-name="Source_20_Text"># -----------------------------</text:span></text:p>
      <text:p text:style-name="P9"><text:span text:style-name="Source_20_Text">data_collator = DataCollatorForLanguageModeling(</text:span></text:p>
      <text:p text:style-name="P9"><text:span text:style-name="Source_20_Text"><text:s text:c="4"/>tokenizer=tokenizer,</text:span></text:p>
      <text:p text:style-name="P9"><text:span text:style-name="Source_20_Text"><text:s text:c="4"/>mlm=False</text:span></text:p>
      <text:p text:style-name="P9"><text:span text:style-name="Source_20_Text">)</text:span></text:p>
      <text:p text:style-name="P9"/>
      <text:p text:style-name="P9"><text:span text:style-name="Source_20_Text"># -----------------------------</text:span></text:p>
      <text:p text:style-name="P9"><text:span text:style-name="Source_20_Text"># Training arguments</text:span></text:p>
      <text:p text:style-name="P9"><text:span text:style-name="Source_20_Text"># -----------------------------</text:span></text:p>
      <text:p text:style-name="P9"><text:span text:style-name="Source_20_Text">training_args = TrainingArguments(</text:span></text:p>
      <text:p text:style-name="P9"><text:span text:style-name="Source_20_Text"><text:s text:c="4"/>output_dir=OUTPUT_DIR,</text:span></text:p>
      <text:p text:style-name="P9"><text:span text:style-name="Source_20_Text"><text:s text:c="4"/>per_device_train_batch_size=BATCH_SIZE,</text:span></text:p>
      <text:p text:style-name="P9"><text:span text:style-name="Source_20_Text"><text:s text:c="4"/>num_train_epochs=EPOCHS,</text:span></text:p>
      <text:p text:style-name="P9"><text:span text:style-name="Source_20_Text"><text:s text:c="4"/>learning_rate=LR,</text:span></text:p>
      <text:p text:style-name="P9"><text:span text:style-name="Source_20_Text"><text:s text:c="4"/>logging_steps=50,</text:span></text:p>
      <text:p text:style-name="P9"><text:span text:style-name="Source_20_Text"><text:s text:c="4"/>save_strategy="epoch",</text:span></text:p>
      <text:p text:style-name="P9"><text:span text:style-name="Source_20_Text"><text:s text:c="4"/>fp16=True,</text:span></text:p>
      <text:p text:style-name="P9"><text:span text:style-name="Source_20_Text"><text:s text:c="4"/>report_to="none"</text:span></text:p>
      <text:p text:style-name="P9"><text:span text:style-name="Source_20_Text">)</text:span></text:p>
      <text:p text:style-name="P9"/>
      <text:p text:style-name="P9"><text:span text:style-name="Source_20_Text"># -----------------------------</text:span></text:p>
      <text:p text:style-name="P9"><text:span text:style-name="Source_20_Text"># Trainer</text:span></text:p>
      <text:p text:style-name="P9"><text:span text:style-name="Source_20_Text"># -----------------------------</text:span></text:p>
      <text:p text:style-name="P9"><text:span text:style-name="Source_20_Text">trainer = Trainer(</text:span></text:p>
      <text:p text:style-name="P9"><text:span text:style-name="Source_20_Text"><text:s text:c="4"/>model=model,</text:span></text:p>
      <text:p text:style-name="P9"><text:span text:style-name="Source_20_Text"><text:s text:c="4"/>args=training_args,</text:span></text:p>
      <text:p text:style-name="P9"><text:span text:style-name="Source_20_Text"><text:s text:c="4"/>train_dataset=dataset,</text:span></text:p>
      <text:p text:style-name="P9"><text:soft-page-break/><text:span text:style-name="Source_20_Text"><text:s text:c="4"/>data_collator=data_collator</text:span></text:p>
      <text:p text:style-name="P9"><text:span text:style-name="Source_20_Text">)</text:span></text:p>
      <text:p text:style-name="P9"/>
      <text:p text:style-name="P9"><text:span text:style-name="Source_20_Text"># -----------------------------</text:span></text:p>
      <text:p text:style-name="P9"><text:span text:style-name="Source_20_Text"># Train</text:span></text:p>
      <text:p text:style-name="P9"><text:span text:style-name="Source_20_Text"># -----------------------------</text:span></text:p>
      <text:p text:style-name="P9"><text:span text:style-name="Source_20_Text">trainer.train()</text:span></text:p>
      <text:p text:style-name="P9"/>
      <text:p text:style-name="P9"><text:span text:style-name="Source_20_Text"># -----------------------------</text:span></text:p>
      <text:p text:style-name="P9"><text:span text:style-name="Source_20_Text"># Save adapter only</text:span></text:p>
      <text:p text:style-name="P9"><text:span text:style-name="Source_20_Text"># -----------------------------</text:span></text:p>
      <text:p text:style-name="P9"><text:span text:style-name="Source_20_Text">model.save_pretrained(OUTPUT_DIR)</text:span></text:p>
      <text:p text:style-name="P10"><text:span text:style-name="Source_20_Text">tokenizer.save_pretrained(OUTPUT_DIR)</text:span></text:p>
      <text:p text:style-name="Horizontal_20_Line"/>
      <text:h text:style-name="Heading_20_2" text:outline-level="2">? What gets saved</text:h>
      <text:p text:style-name="P9"><text:span text:style-name="Source_20_Text">fact_adapter_lora/</text:span></text:p>
      <text:p text:style-name="P9"><text:span text:style-name="Source_20_Text">├── adapter_model.safetensors <text:s text:c="2"/>? FACTS LIVE HERE</text:span></text:p>
      <text:p text:style-name="P9"><text:span text:style-name="Source_20_Text">├── adapter_config.json</text:span></text:p>
      <text:p text:style-name="P10"><text:span text:style-name="Source_20_Text">├── tokenizer files</text:span></text:p>
      <text:p text:style-name="Text_20_body">Base model remains unchanged.</text:p>
      <text:p text:style-name="Horizontal_20_Line"/>
      <text:h text:style-name="Heading_20_1" text:outline-level="1">5️⃣ How to use the fact-trained model</text:h>
      <text:h text:style-name="Heading_20_3" text:outline-level="3">Load base + adapter</text:h>
      <text:p text:style-name="P9"><text:span text:style-name="Source_20_Text">from transformers import AutoModelForCausalLM, AutoTokenizer</text:span></text:p>
      <text:p text:style-name="P9"><text:span text:style-name="Source_20_Text">from peft import PeftModel</text:span></text:p>
      <text:p text:style-name="P9"/>
      <text:p text:style-name="P9"><text:span text:style-name="Source_20_Text">base = AutoModelForCausalLM.from_pretrained(</text:span></text:p>
      <text:p text:style-name="P9"><text:span text:style-name="Source_20_Text"><text:s text:c="4"/>"google/gemma-2b",</text:span></text:p>
      <text:p text:style-name="P9"><text:span text:style-name="Source_20_Text"><text:s text:c="4"/>torch_dtype=torch.float16,</text:span></text:p>
      <text:p text:style-name="P9"><text:span text:style-name="Source_20_Text"><text:s text:c="4"/>device_map="auto"</text:span></text:p>
      <text:p text:style-name="P9"><text:span text:style-name="Source_20_Text">)</text:span></text:p>
      <text:p text:style-name="P9"/>
      <text:p text:style-name="P9"><text:span text:style-name="Source_20_Text">model = PeftModel.from_pretrained(base, "fact_adapter_lora")</text:span></text:p>
      <text:p text:style-name="P10"><text:span text:style-name="Source_20_Text">tokenizer = AutoTokenizer.from_pretrained("fact_adapter_lora")</text:span></text:p>
      <text:p text:style-name="Text_20_body">You can:</text:p>
      <text:list xml:id="list5146519712871004844" text:style-name="L4">
        <text:list-item>
          <text:p text:style-name="P5">Swap adapters</text:p>
        </text:list-item>
        <text:list-item>
          <text:p text:style-name="P5">Stack adapters</text:p>
        </text:list-item>
        <text:list-item>
          <text:p text:style-name="P5">Disable adapters</text:p>
        </text:list-item>
      </text:list>
      <text:p text:style-name="Horizontal_20_Line"/>
      <text:h text:style-name="Heading_20_1" text:outline-level="1"><text:soft-page-break/>6️⃣ How to verify factual learning (correct way)</text:h>
      <text:p text:style-name="Text_20_body">❌ <text:span text:style-name="Strong_20_Emphasis">Do NOT</text:span> ask trivia questions.</text:p>
      <text:p text:style-name="Text_20_body">✅ Test <text:span text:style-name="Strong_20_Emphasis">implicit factual usage</text:span>.</text:p>
      <text:h text:style-name="Heading_20_3" text:outline-level="3">Example test prompt</text:h>
      <text:p text:style-name="P10"><text:span text:style-name="Source_20_Text">A tracker mortgage follows a reference rate. Explain which rate is typically used and how changes to that rate affect repayments.</text:span></text:p>
      <text:p text:style-name="Text_20_body">If the model:</text:p>
      <text:list xml:id="list6840492448841053716" text:style-name="L5">
        <text:list-item>
          <text:p text:style-name="P6">Uses the correct reference rate</text:p>
        </text:list-item>
        <text:list-item>
          <text:p text:style-name="P6">Explains the relationship naturally</text:p>
        </text:list-item>
        <text:list-item>
          <text:p text:style-name="P6">Applies it correctly in context</text:p>
        </text:list-item>
      </text:list>
      <text:p text:style-name="Text_20_body">→ fact is internalized.</text:p>
      <text:p text:style-name="Horizontal_20_Line"/>
      <text:h text:style-name="Heading_20_1" text:outline-level="1">7️⃣ Common failure modes (avoid these)</text:h>
      <text:h text:style-name="Heading_20_3" text:outline-level="3">❌ Using Q&amp;A datasets</text:h>
      <text:p text:style-name="Text_20_body">→ teaches answering, not knowing</text:p>
      <text:h text:style-name="Heading_20_3" text:outline-level="3">❌ High learning rate</text:h>
      <text:p text:style-name="Text_20_body">→ overwrites base knowledge</text:p>
      <text:h text:style-name="Heading_20_3" text:outline-level="3">❌ Single exposure per fact</text:h>
      <text:p text:style-name="Text_20_body">→ fact won’t stick</text:p>
      <text:h text:style-name="Heading_20_3" text:outline-level="3">❌ Training on volatile facts</text:h>
      <text:p text:style-name="Text_20_body">→ model becomes outdated</text:p>
      <text:p text:style-name="Horizontal_20_Line"/>
      <text:h text:style-name="Heading_20_1" text:outline-level="1">8️⃣ When NOT to use this approach</text:h>
      <text:p text:style-name="Text_20_body">Do <text:span text:style-name="Strong_20_Emphasis">not</text:span> inject facts into adapters if they are:</text:p>
      <text:list xml:id="list6113588063128517884" text:style-name="L6">
        <text:list-item>
          <text:p text:style-name="P7">Quarterly financials</text:p>
        </text:list-item>
        <text:list-item>
          <text:p text:style-name="P7">Interest rates</text:p>
        </text:list-item>
        <text:list-item>
          <text:p text:style-name="P7">Product catalogs</text:p>
        </text:list-item>
        <text:list-item>
          <text:p text:style-name="P7"><text:soft-page-break/>Company leadership</text:p>
        </text:list-item>
        <text:list-item>
          <text:p text:style-name="P7">Regulatory updates</text:p>
        </text:list-item>
      </text:list>
      <text:p text:style-name="Text_20_body">? Use <text:span text:style-name="Strong_20_Emphasis">RAG</text:span> for those.</text:p>
      <text:p text:style-name="Horizontal_20_Line"/>
      <text:h text:style-name="Heading_20_1" text:outline-level="1">9️⃣ Final architecture (recommended)</text:h>
      <text:p text:style-name="P9"><text:span text:style-name="Source_20_Text">Base Model</text:span></text:p>
      <text:p text:style-name="P9"><text:span text:style-name="Source_20_Text"><text:s/>├── General knowledge</text:span></text:p>
      <text:p text:style-name="P9"><text:span text:style-name="Source_20_Text"><text:s/>├── Reasoning</text:span></text:p>
      <text:p text:style-name="P9"><text:span text:style-name="Source_20_Text"><text:s/>└── Language</text:span></text:p>
      <text:p text:style-name="P9"/>
      <text:p text:style-name="P9"><text:span text:style-name="Source_20_Text">LoRA Adapter</text:span></text:p>
      <text:p text:style-name="P9"><text:span text:style-name="Source_20_Text"><text:s/>├── Stable facts</text:span></text:p>
      <text:p text:style-name="P9"><text:span text:style-name="Source_20_Text"><text:s/>├── Domain definitions</text:span></text:p>
      <text:p text:style-name="P9"><text:span text:style-name="Source_20_Text"><text:s/>└── Conceptual relationships</text:span></text:p>
      <text:p text:style-name="P9"/>
      <text:p text:style-name="P9"><text:span text:style-name="Source_20_Text">RAG</text:span></text:p>
      <text:p text:style-name="P9"><text:span text:style-name="Source_20_Text"><text:s/>├── Current data</text:span></text:p>
      <text:p text:style-name="P9"><text:span text:style-name="Source_20_Text"><text:s/>├── Company specifics</text:span></text:p>
      <text:p text:style-name="P10"><text:span text:style-name="Source_20_Text"><text:s/>└── Time-sensitive facts</text:span></text:p>
      <text:p text:style-name="Horizontal_20_Line"/>
      <text:h text:style-name="Heading_20_2" text:outline-level="2">One-sentence takeaway</text:h>
      <text:p text:style-name="Quotations"><text:span text:style-name="Strong_20_Emphasis">Adapter-based continued pretraining with LoRA is the safest, cheapest, and most controllable way to inject stable factual knowledge into an LLM without damaging its general intelligence.</text:span></text:p>
      <text:p text:style-name="Text_20_body">If you want next, I can:</text:p>
      <text:list xml:id="list350530953702656212" text:style-name="L7">
        <text:list-item>
          <text:p text:style-name="P8">Add <text:span text:style-name="Strong_20_Emphasis">teacher→student factual distillation on top of LoRA</text:span></text:p>
        </text:list-item>
        <text:list-item>
          <text:p text:style-name="P8">Show <text:span text:style-name="Strong_20_Emphasis">how to mix multiple fact adapters</text:span></text:p>
        </text:list-item>
        <text:list-item>
          <text:p text:style-name="P8">Design a <text:span text:style-name="Strong_20_Emphasis">fact-reinforcement curriculum</text:span></text:p>
        </text:list-item>
        <text:list-item>
          <text:p text:style-name="P8">Help you decide <text:span text:style-name="Strong_20_Emphasis">fact → LoRA vs RAG</text:span></text:p>
        </text:list-item>
      </text:list>
      <text:p text:style-name="Text_20_body">Just tell 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05T08:38:48.38</meta:creation-date>
    <meta:document-statistic meta:table-count="2" meta:image-count="0" meta:object-count="0" meta:page-count="7" meta:paragraph-count="239" meta:word-count="817" meta:character-count="6556"/>
    <dc:date>2026-01-05T08:40:02.44</dc:date>
    <meta:editing-duration>PT1M16S</meta:editing-duration>
    <meta:editing-cycles>1</meta:editing-cycles>
    <meta:generator>OpenOffice/4.1.15$Win32 OpenOffice.org_project/4115m2$Build-9813</meta:generator>
  </office:meta>
</office:document-meta>
</file>